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ee7e5" draw:textarea-horizontal-align="justify" draw:textarea-vertical-align="middle" draw:auto-grow-height="false" fo:min-height="2.21cm" fo:min-width="22.36cm"/>
    </style:style>
    <style:style style:name="gr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5.862cm" fo:min-width="22.36cm"/>
    </style:style>
    <style:style style:name="gr3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688cm" fo:min-width="5.875cm" draw:shadow="hidden"/>
    </style:style>
    <style:style style:name="gr4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0.766cm" fo:min-width="5.849cm" draw:shadow="hidden"/>
    </style:style>
    <style:style style:name="gr5" style:family="graphic" style:parent-style-name="standard">
      <style:graphic-properties svg:stroke-color="#000000" draw:fill="gradient" draw:fill-color="#ffdbb6" draw:fill-gradient-name="Gradient_20_39" draw:textarea-horizontal-align="justify" draw:textarea-vertical-align="middle" draw:auto-grow-height="false" fo:min-height="0.766cm" fo:min-width="5.945cm"/>
    </style:style>
    <style:style style:name="gr6" style:family="graphic" style:parent-style-name="standard">
      <style:graphic-properties svg:stroke-color="#000000" draw:fill="gradient" draw:fill-color="#dde8cb" draw:fill-gradient-name="Gradient_20_41" draw:textarea-horizontal-align="justify" draw:textarea-vertical-align="middle" draw:auto-grow-height="false" fo:min-height="0.766cm" fo:min-width="8.5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9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1" style:family="graphic" style:parent-style-name="standard">
      <style:graphic-properties svg:stroke-color="#999999" draw:fill="none" draw:textarea-vertical-align="middle" draw:auto-grow-height="false" fo:min-height="4.747cm" fo:min-width="0.00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3" style:family="graphic" style:parent-style-name="standard">
      <style:graphic-properties svg:stroke-color="#000000" draw:fill="gradient" draw:fill-color="#ffdbb6" draw:fill-gradient-name="Gradient_20_39" draw:textarea-horizontal-align="justify" draw:textarea-vertical-align="middle" draw:auto-grow-height="false" fo:min-height="0.766cm" fo:min-width="6.084cm" draw:shadow="hidden"/>
    </style:style>
    <style:style style:name="gr14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16" style:family="graphic" style:parent-style-name="standard">
      <style:graphic-properties svg:stroke-color="#000000" draw:fill="gradient" draw:fill-color="#dde8cb" draw:fill-gradient-name="Gradient_20_41" draw:textarea-horizontal-align="justify" draw:textarea-vertical-align="middle" draw:auto-grow-height="false" fo:min-height="0.766cm" fo:min-width="5.848cm"/>
    </style:style>
    <style:style style:name="gr17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19" style:family="graphic" style:parent-style-name="standard">
      <style:graphic-properties svg:stroke-color="#000000" draw:fill="gradient" draw:fill-color="#dde8cb" draw:fill-gradient-name="Gradient_20_41" draw:textarea-horizontal-align="justify" draw:textarea-vertical-align="middle" draw:auto-grow-height="false" fo:min-height="0.766cm" fo:min-width="6.2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07cm" fo:min-width="19.312cm"/>
    </style:style>
    <style:style style:name="gr2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7cm"/>
    </style:style>
    <style:style style:name="gr25" style:family="graphic" style:parent-style-name="standard">
      <style:graphic-properties svg:stroke-color="#000000" draw:fill="gradient" draw:fill-gradient-name="Gradient_20_58" draw:textarea-horizontal-align="justify" draw:textarea-vertical-align="middle" draw:auto-grow-height="false" fo:min-height="0.766cm" fo:min-width="8.898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5" style:family="paragraph">
      <loext:graphic-properties draw:fill="gradient" draw:fill-gradient-name="Gradient_20_35"/>
      <style:paragraph-properties fo:text-align="center"/>
      <style:text-properties fo:font-size="18pt"/>
    </style:style>
    <style:style style:name="P6" style:family="paragraph">
      <loext:graphic-properties draw:fill="gradient" draw:fill-color="#ffdbb6" draw:fill-gradient-name="Gradient_20_39"/>
      <style:paragraph-properties fo:text-align="center"/>
      <style:text-properties fo:font-size="18pt"/>
    </style:style>
    <style:style style:name="P7" style:family="paragraph">
      <loext:graphic-properties draw:fill="gradient" draw:fill-color="#dde8cb" draw:fill-gradient-name="Gradient_20_41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3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c9211e" fo:font-size="18pt"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7" style:family="paragraph">
      <loext:graphic-properties draw:fill-color="#ffffff"/>
    </style:style>
    <style:style style:name="P18" style:family="paragraph">
      <loext:graphic-properties draw:fill="gradient" draw:fill-gradient-name="Gradient_20_58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2.46cm" svg:x="7.192cm" svg:y="2.6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2.86cm" svg:height="6.112cm" svg:x="7.192cm" svg:y="7.9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6.375cm" svg:height="1.778cm" svg:x="17.09cm" svg:y="11.793cm">
          <text:p text:style-name="P3"><text:span text:style-name="T1">D</text:span><text:span text:style-name="T1">e</text:span><text:span text:style-name="T1">r</text:span><text:span text:style-name="T1">b</text:span><text:span text:style-name="T1">y </text:span><text:span text:style-name="T1">(i</text:span><text:span text:style-name="T1">n</text:span><text:span text:style-name="T1">-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6.349cm" svg:height="1.016cm" svg:x="17.091cm" svg:y="10.385cm">
          <text:p text:style-name="P3"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6" draw:layer="layout" svg:width="6.445cm" svg:height="1.016cm" svg:x="13.621cm" svg:y="9.074cm">
          <text:p text:style-name="P3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l</text:span><text:span text:style-name="T1">e</text:span><text:span text:style-name="T1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9.038cm" svg:height="1.016cm" svg:x="20.828cm" svg:y="2.863cm">
          <text:p text:style-name="P3"><text:span text:style-name="T1">C</text:span><text:span text:style-name="T1">li</text:span><text:span text:style-name="T1">e</text:span><text:span text:style-name="T1">n</text:span><text:span text:style-name="T1">t </text:span><text:span text:style-name="T1">R</text:span><text:span text:style-name="T1">i</text:span><text:span text:style-name="T1">d</text:span><text:span text:style-name="T1">e</text:span><text:span text:style-name="T1">s</text:span><text:span text:style-name="T1">h</text:span><text:span text:style-name="T1">a</text:span><text:span text:style-name="T1">ri</text:span><text:span text:style-name="T1">n</text:span><text:span text:style-name="T1">g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8" draw:layer="layout" svg:width="3.258cm" svg:height="0.962cm" svg:x="10.079cm" svg:y="12.014cm">
          <draw:text-box>
            <text:p><text:span text:style-name="T2">Data Layer</text:span></text:p>
          </draw:text-box>
        </draw:frame>
        <draw:frame draw:style-name="gr8" draw:text-style-name="P8" draw:layer="layout" svg:width="5.209cm" svg:height="0.962cm" svg:x="8.128cm" svg:y="10.49cm">
          <draw:text-box>
            <text:p><text:span text:style-name="T2">Data Access Layer</text:span></text:p>
          </draw:text-box>
        </draw:frame>
        <draw:line draw:style-name="gr9" draw:text-style-name="P9" draw:layer="layout" svg:x1="30.052cm" svg:y1="7.934cm" svg:x2="7.192cm" svg:y2="7.903cm">
          <text:p/>
        </draw:line>
        <draw:custom-shape draw:style-name="gr10" draw:text-style-name="P10" draw:layer="layout" svg:width="5.501cm" svg:height="1.778cm" svg:x="17.514cm" svg:y="7.68cm">
          <text:p text:style-name="P3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0.508cm" svg:height="4.997cm" svg:x="27.679cm" svg:y="8.5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2" draw:layer="layout" svg:width="5.236cm" svg:height="1.691cm" draw:transform="rotate (-1.5707963267949) translate (29.849cm 8.333cm)">
          <draw:text-box>
            <text:p text:style-name="P3"><text:span text:style-name="T4">Jargo</text:span></text:p>
          </draw:text-box>
        </draw:frame>
        <draw:custom-shape draw:style-name="gr13" draw:text-style-name="P6" draw:layer="layout" svg:width="6.584cm" svg:height="1.016cm" svg:x="20.32cm" svg:y="9.074cm">
          <text:p text:style-name="P3"><text:span text:style-name="T1">Communic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9" draw:layer="layout" svg:x1="14.854cm" svg:y1="7.903cm" svg:x2="14.854cm" svg:y2="5.156cm">
          <text:p/>
        </draw:line>
        <draw:line draw:style-name="gr15" draw:text-style-name="P9" draw:layer="layout" svg:x1="26.416cm" svg:y1="5.076cm" svg:x2="26.416cm" svg:y2="7.934cm">
          <text:p/>
        </draw:line>
        <draw:custom-shape draw:style-name="gr16" draw:text-style-name="P7" draw:layer="layout" svg:width="6.348cm" svg:height="1.016cm" svg:x="7.422cm" svg:y="2.863cm">
          <text:p text:style-name="P3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13" draw:layer="layout" svg:width="4.833cm" svg:height="1.029cm" svg:x="8.504cm" svg:y="8.966cm">
          <draw:text-box>
            <text:p><text:span text:style-name="T2">Business Layer</text:span></text:p>
          </draw:text-box>
        </draw:frame>
        <draw:frame draw:style-name="gr18" draw:text-style-name="P8" draw:layer="layout" svg:width="4.87cm" svg:height="0.962cm" svg:x="16.187cm" svg:y="3.986cm">
          <draw:text-box>
            <text:p><text:span text:style-name="T2">Application Layer</text:span></text:p>
          </draw:text-box>
        </draw:frame>
        <draw:custom-shape draw:style-name="gr19" draw:text-style-name="P7" draw:layer="layout" svg:width="6.769cm" svg:height="1.016cm" svg:x="13.918cm" svg:y="2.87cm">
          <text:p text:style-name="P3"><text:span text:style-name="T1">Client Traffic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5" draw:layer="layout" svg:width="9.398cm" svg:height="2.759cm" svg:x="7.134cm" svg:y="5.14cm">
          <draw:text-box>
            <text:list text:style-name="L1">
              <text:list-item>
                <text:p text:style-name="P14"><text:span text:style-name="T5">Vehicle GPS coordinates</text:span></text:p>
              </text:list-item>
              <text:list-item>
                <text:p text:style-name="P14"><text:span text:style-name="T5">New travel requests</text:span></text:p>
              </text:list-item>
              <text:list-item>
                <text:p text:style-name="P14"><text:span text:style-name="T5">World information</text:span></text:p>
              </text:list-item>
              <text:list-item>
                <text:p text:style-name="P14"><text:span text:style-name="T6">Simulation metrics</text:span></text:p>
              </text:list-item>
            </text:list>
          </draw:text-box>
        </draw:frame>
        <draw:frame draw:style-name="gr21" draw:text-style-name="P16" draw:layer="layout" svg:width="10.844cm" svg:height="2.759cm" svg:x="18.909cm" svg:y="5.18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  <text:list-item>
                <text:p><text:span text:style-name="T6">Simulation parameters</text:span></text:p>
              </text:list-item>
              <text:list-item>
                <text:p><text:span text:style-name="T6">Traffic parameters</text:span></text:p>
              </text:list-item>
            </text:list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3" draw:text-style-name="P2" draw:layer="layout" svg:width="19.812cm" svg:height="1.557cm" svg:x="2.032cm" svg:y="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draw:layer="layout" svg:width="9.397cm" svg:height="1.778cm" svg:x="7.623cm" svg:y="7.975cm">
          <text:p text:style-name="P3"><text:span text:style-name="T3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draw:layer="layout" svg:width="9.398cm" svg:height="1.016cm" svg:x="7.62cm" svg:y="4.164cm">
          <text:p text:style-name="P3"><text:span text:style-name="T1">Client Ridesharing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9" draw:layer="layout" svg:x1="9.653cm" svg:y1="8.095cm" svg:x2="9.653cm" svg:y2="5.166cm">
          <text:p/>
        </draw:line>
        <draw:line draw:style-name="gr15" draw:text-style-name="P9" draw:layer="layout" svg:x1="14.653cm" svg:y1="5.167cm" svg:x2="14.653cm" svg:y2="8.095cm">
          <text:p/>
        </draw:line>
        <draw:line draw:style-name="gr9" draw:text-style-name="P9" draw:layer="layout" svg:x1="21.844cm" svg:y1="8.095cm" svg:x2="2.032cm" svg:y2="8.095cm">
          <text:p/>
        </draw:line>
        <draw:frame draw:style-name="gr20" draw:text-style-name="P15" draw:layer="layout" svg:width="9.398cm" svg:height="2.594cm" svg:x="1.809cm" svg:y="5.379cm">
          <draw:text-box>
            <text:list text:style-name="L1">
              <text:list-item>
                <text:p text:style-name="P14"><text:span text:style-name="T5">Vehicle GPS </text:span><text:span text:style-name="T5">coordinates</text:span></text:p>
              </text:list-item>
              <text:list-item>
                <text:p text:style-name="P14"><text:span text:style-name="T5">New travel </text:span><text:span text:style-name="T5">requests</text:span></text:p>
              </text:list-item>
              <text:list-item>
                <text:p text:style-name="P14"><text:span text:style-name="T5">World </text:span><text:span text:style-name="T5">information</text:span></text:p>
              </text:list-item>
            </text:list>
          </draw:text-box>
        </draw:frame>
        <draw:frame draw:style-name="gr26" draw:text-style-name="P16" draw:layer="layout" svg:width="10.844cm" svg:height="2.593cm" svg:x="14.809cm" svg:y="6.079cm">
          <draw:text-box>
            <text:list text:style-name="L2">
              <text:list-item>
                <text:p><text:span text:style-name="T5">New </text:span><text:span text:style-name="T5">schedules/routes</text:span></text:p>
              </text:list-item>
              <text:list-item>
                <text:p><text:span text:style-name="T5">Assignment </text:span><text:span text:style-name="T5">notifications</text:span></text:p>
              </text:list-item>
            </text:list>
          </draw:text-box>
        </draw:fram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39" draw:display-name="Gradient 39" draw:style="linear" draw:start-color="#ffdbb6" draw:end-color="#ffb66c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Gradient_20_41" draw:display-name="Gradient 41" draw:style="linear" draw:start-color="#dde8cb" draw:end-color="#afd095" draw:start-intensity="100%" draw:end-intensity="100%" draw:angle="0" draw:border="0%"/>
    <draw:gradient draw:name="Gradient_20_58" draw:display-name="Gradient 58" draw:style="linear" draw:start-color="#dde8cb" draw:end-color="#afd09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1-12T11:36:51.236402152</dc:date>
    <dc:creator>James Pan</dc:creator>
    <meta:editing-duration>PT21H16M41S</meta:editing-duration>
    <meta:editing-cycles>161</meta:editing-cycles>
    <meta:generator>LibreOffice/6.2.5.2$Linux_X86_64 LibreOffice_project/1ec314fa52f458adc18c4f025c545a4e8b22c159</meta:generator>
    <meta:document-statistic meta:object-count="54"/>
  </office:meta>
</office:document-meta>
</file>